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challenge is about smart robots in smart homes. Well, we don't need our robot to switch on the light or a coffee machine. I mean, I can do that with my phone or my tablet as well. What's important is that on the one hand, a robot has the ability to move things from one place to another but only has a limited view of the apartment, while on the other hand, a smart home lacks these transportation skills but can have an overview of the entire house.</text:p>
      <text:p text:style-name="Standard"/>
      <text:p text:style-name="Standard">For example, a storage management system knows what's in the fridge and the basement, while a person awareness system keeps track of where the owner of the house is. </text:p>
      <text:p text:style-name="Standard"/>
      <text:p text:style-name="Standard">In our setup, this Kinect serves as our storage management system. It interfaces with both our tablet and the robot to show what we have in house. Furthermore, an LRF follows the owner, sending its detections to the central world model that is used by the robot. This demo hence shows how smart robots can be integrated in smart ho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no Lunenburg</meta:initial-creator>
    <meta:creation-date>2014-07-23T15:46:50</meta:creation-date>
    <meta:generator>LibreOffice/3.5$Linux_X86_64 LibreOffice_project/350m1$Build-2</meta:generator>
    <dc:date>2014-07-23T16:06:53</dc:date>
    <dc:creator>Janno Lunenburg</dc:creator>
    <meta:editing-duration>P0D</meta:editing-duration>
    <meta:editing-cycles>1</meta:editing-cycles>
    <meta:document-statistic meta:table-count="0" meta:image-count="0" meta:object-count="0" meta:page-count="1" meta:paragraph-count="3" meta:word-count="178" meta:character-count="955" meta:non-whitespace-character-count="779"/>
  </office:meta>
</office:document-meta>
</file>